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6d6fb" officeooo:paragraph-rsid="0016d6fb"/>
    </style:style>
    <style:style style:name="P2" style:family="paragraph" style:parent-style-name="Standard">
      <style:text-properties officeooo:rsid="0016d6fb" officeooo:paragraph-rsid="0016d6fb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T1" style:family="text">
      <style:text-properties officeooo:rsid="0019ddc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N</text:span>ext development steps, prioritized by importance and impact:</text:p>
      <text:p text:style-name="Standard"/>
      <text:p text:style-name="Standard">## 1. **Immediate Priorities (Foundation)**</text:p>
      <text:p text:style-name="Standard"/>
      <text:p text:style-name="Standard">### **Serialization System Overhaul**</text:p>
      <text:p text:style-name="Standard">- Implement a robust, versioned serialization format for all components</text:p>
      <text:p text:style-name="Standard">- Add checksum validation for model integrity</text:p>
      <text:p text:style-name="Standard">- Create migration tools for backward compatibility</text:p>
      <text:p text:style-name="Standard">- Implement incremental saving for large models</text:p>
      <text:p text:style-name="Standard"/>
      <text:p text:style-name="Standard">### **Training Pipeline Completion**</text:p>
      <text:p text:style-name="Standard">- Add learning rate scheduling (cosine annealing, step decay)</text:p>
      <text:p text:style-name="Standard">- Implement gradient clipping and monitoring</text:p>
      <text:p text:style-name="Standard">- Add validation loop with proper metrics</text:p>
      <text:p text:style-name="Standard">- Implement early stopping and checkpoint management</text:p>
      <text:p text:style-name="Standard"/>
      <text:p text:style-name="Standard">### **Data Loading &amp; Preprocessing**</text:p>
      <text:p text:style-name="Standard">- Create efficient dataset iterators with shuffling</text:p>
      <text:p text:style-name="Standard">- Implement proper batching and padding</text:p>
      <text:p text:style-name="Standard">- Add data augmentation techniques</text:p>
      <text:p text:style-name="Standard">- Support for multiple dataset formats (JSONL, TFRecord, etc.)</text:p>
      <text:p text:style-name="Standard"/>
      <text:p text:style-name="Standard">## 2. **Model Architecture Enhancements**</text:p>
      <text:p text:style-name="Standard"/>
      <text:p text:style-name="Standard">### **Advanced Attention Mechanisms**</text:p>
      <text:p text:style-name="Standard">- Implement sliding window attention</text:p>
      <text:p text:style-name="Standard">- Add sparse attention patterns</text:p>
      <text:p text:style-name="Standard">- Support for different attention heads configurations</text:p>
      <text:p text:style-name="Standard">- Flash attention optimization for better performance</text:p>
      <text:p text:style-name="Standard"/>
      <text:p text:style-name="Standard">### **Architecture Variants**</text:p>
      <text:p text:style-name="Standard">- Add different normalization layers (RMSNorm, LayerScale)</text:p>
      <text:p text:style-name="Standard">- Implement various positional encoding schemes</text:p>
      <text:p text:style-name="Standard">- Support for mixture-of-experts (MoE) layers</text:p>
      <text:p text:style-name="Standard">- Add alternative activation functions (SwiGLU, GeLU)</text:p>
      <text:p text:style-name="Standard"/>
      <text:p text:style-name="Standard">### **Multi-modal Support**</text:p>
      <text:p text:style-name="Standard">- Vision transformer components for image data</text:p>
      <text:p text:style-name="Standard">- Audio processing modules</text:p>
      <text:p text:style-name="Standard">- Cross-modal attention mechanisms</text:p>
      <text:p text:style-name="Standard"/>
      <text:p text:style-name="Standard">## 3. **Training Optimization**</text:p>
      <text:p text:style-name="Standard"/>
      <text:p text:style-name="Standard">### **Distributed Training**</text:p>
      <text:p text:style-name="Standard">- Data parallelism implementation</text:p>
      <text:p text:style-name="Standard">- Model parallelism for very large models</text:p>
      <text:p text:style-name="Standard">- Gradient checkpointing for memory efficiency</text:p>
      <text:p text:style-name="Standard">- Mixed precision training support</text:p>
      <text:p text:style-name="Standard"/>
      <text:p text:style-name="Standard"><text:soft-page-break/>### **Performance Monitoring**</text:p>
      <text:p text:style-name="Standard">- Detailed training metrics and visualization</text:p>
      <text:p text:style-name="Standard">- Memory usage tracking and optimization</text:p>
      <text:p text:style-name="Standard">- Throughput monitoring and bottleneck identification</text:p>
      <text:p text:style-name="Standard">- Hardware utilization metrics</text:p>
      <text:p text:style-name="Standard"/>
      <text:p text:style-name="Standard">### **Hyperparameter Optimization**</text:p>
      <text:p text:style-name="Standard">- Bayesian optimization framework</text:p>
      <text:p text:style-name="Standard">- Hyperparameter search utilities</text:p>
      <text:p text:style-name="Standard">- Configuration management system</text:p>
      <text:p text:style-name="Standard"/>
      <text:p text:style-name="Standard">## 4. **Deployment &amp; Production Readiness**</text:p>
      <text:p text:style-name="Standard"/>
      <text:p text:style-name="Standard">### **Inference Optimization**</text:p>
      <text:p text:style-name="Standard">- Model quantization (FP16, INT8, INT4)</text:p>
      <text:p text:style-name="Standard">- Kernel fusion and optimization</text:p>
      <text:p text:style-name="Standard">- ONNX export support</text:p>
      <text:p text:style-name="Standard">- TensorRT integration</text:p>
      <text:p text:style-name="Standard"/>
      <text:p text:style-name="Standard">### **API Server**</text:p>
      <text:p text:style-name="Standard">- HTTP/REST API for model serving</text:p>
      <text:p text:style-name="Standard">- gRPC support for high-performance serving</text:p>
      <text:p text:style-name="Standard">- Authentication and rate limiting</text:p>
      <text:p text:style-name="Standard">- Health monitoring and metrics</text:p>
      <text:p text:style-name="Standard"/>
      <text:p text:style-name="Standard">### **Model Registry**</text:p>
      <text:p text:style-name="Standard">- Versioned model storage</text:p>
      <text:p text:style-name="Standard">- Model metadata management</text:p>
      <text:p text:style-name="Standard">- Deployment pipelines</text:p>
      <text:p text:style-name="Standard">- A/B testing support</text:p>
      <text:p text:style-name="Standard"/>
      <text:p text:style-name="Standard">## 5. **Evaluation &amp; Testing**</text:p>
      <text:p text:style-name="Standard"/>
      <text:p text:style-name="Standard">### **Comprehensive Benchmarking**</text:p>
      <text:p text:style-name="Standard">- Standard NLP benchmark integration (GLUE, SuperGLUE)</text:p>
      <text:p text:style-name="Standard">- Custom evaluation metrics</text:p>
      <text:p text:style-name="Standard">- Performance regression testing</text:p>
      <text:p text:style-name="Standard">- Model comparison tools</text:p>
      <text:p text:style-name="Standard"/>
      <text:p text:style-name="Standard">### **Testing Infrastructure**</text:p>
      <text:p text:style-name="Standard">- Unit test coverage for all components</text:p>
      <text:p text:style-name="Standard">- Integration testing pipeline</text:p>
      <text:p text:style-name="Standard">- Performance regression tests</text:p>
      <text:p text:style-name="Standard">- Fuzz testing for robustness</text:p>
      <text:p text:style-name="Standard"/>
      <text:p text:style-name="Standard">## 6. **Advanced Features**</text:p>
      <text:p text:style-name="Standard"/>
      <text:p text:style-name="Standard">### **Few-shot Learning**</text:p>
      <text:p text:style-name="Standard">- In-context learning support</text:p>
      <text:p text:style-name="Standard"><text:soft-page-break/>- Prompt engineering utilities</text:p>
      <text:p text:style-name="Standard">- Example-based inference</text:p>
      <text:p text:style-name="Standard"/>
      <text:p text:style-name="Standard">### **Model Editing**</text:p>
      <text:p text:style-name="Standard">- Knowledge editing techniques</text:p>
      <text:p text:style-name="Standard">- Bias mitigation tools</text:p>
      <text:p text:style-name="Standard">- Safety alignment methods</text:p>
      <text:p text:style-name="Standard"/>
      <text:p text:style-name="Standard">### **Research Features**</text:p>
      <text:p text:style-name="Standard">- Novel architecture experimentation tools</text:p>
      <text:p text:style-name="Standard">- Gradient-based analysis utilities</text:p>
      <text:p text:style-name="Standard">- Interpretability and visualization tools</text:p>
      <text:p text:style-name="Standard"/>
      <text:p text:style-name="Standard">## 7. **Developer Experience**</text:p>
      <text:p text:style-name="Standard"/>
      <text:p text:style-name="Standard">### **Documentation**</text:p>
      <text:p text:style-name="Standard">- Comprehensive API documentation</text:p>
      <text:p text:style-name="Standard">- Tutorials and examples</text:p>
      <text:p text:style-name="Standard">- Architecture overviews</text:p>
      <text:p text:style-name="Standard">- Performance guidelines</text:p>
      <text:p text:style-name="Standard"/>
      <text:p text:style-name="Standard">### **Tooling**</text:p>
      <text:p text:style-name="Standard">- Configuration management system</text:p>
      <text:p text:style-name="Standard">- Experiment tracking integration</text:p>
      <text:p text:style-name="Standard">- Model visualization tools</text:p>
      <text:p text:style-name="Standard">- Debugging and profiling utilities</text:p>
      <text:p text:style-name="Standard"/>
      <text:p text:style-name="Standard">### **Packaging &amp; Distribution**</text:p>
      <text:p text:style-name="Standard">- Easy installation process</text:p>
      <text:p text:style-name="Standard">- Docker containers for deployment</text:p>
      <text:p text:style-name="Standard">- Package manager support (Conan, vcpkg)</text:p>
      <text:p text:style-name="Standard">- Cross-platform compatibility</text:p>
      <text:p text:style-name="Standard"/>
      <text:p text:style-name="Standard">## 8. **Community &amp; Ecosystem**</text:p>
      <text:p text:style-name="Standard"/>
      <text:p text:style-name="Standard">### **Extension System**</text:p>
      <text:p text:style-name="Standard">- Plugin architecture for custom components</text:p>
      <text:p text:style-name="Standard">- Standard interfaces for easy extension</text:p>
      <text:p text:style-name="Standard">- Community contribution guidelines</text:p>
      <text:p text:style-name="Standard"/>
      <text:p text:style-name="Standard">### **Pre-trained Models**</text:p>
      <text:p text:style-name="Standard">- Model zoo with pre-trained weights</text:p>
      <text:p text:style-name="Standard">- Fine-tuning recipes for specific tasks</text:p>
      <text:p text:style-name="Standard">- Transfer learning utilities</text:p>
      <text:p text:style-name="Standard"/>
      <text:p text:style-name="Standard">## Implementation Order:</text:p>
      <text:p text:style-name="Standard"/>
      <text:p text:style-name="Standard">1. **Week 1-2**: Complete serialization system + training pipeline</text:p>
      <text:p text:style-name="Standard">2. **Week 3-4**: Implement distributed training + optimization</text:p>
      <text:p text:style-name="Standard"><text:soft-page-break/>3. **Week 5-6**: Build evaluation framework + testing infrastructure</text:p>
      <text:p text:style-name="Standard">4. **Week 7-8**: Develop deployment system + API server</text:p>
      <text:p text:style-name="Standard">5. **Ongoing**: Advanced features and ecosystem development</text:p>
      <text:p text:style-name="Standard"/>
      <text:p text:style-name="Standard">## Immediate Next Steps:</text:p>
      <text:p text:style-name="Standard"/>
      <text:p text:style-name="Standard">1. **Fix current serialization issues** with proper Cereal integration</text:p>
      <text:p text:style-name="Standard">2. **Implement validation loop** with metrics tracking</text:p>
      <text:p text:style-name="Standard">3. **Add learning rate scheduling** to current trainer</text:p>
      <text:p text:style-name="Standard">4. **Create comprehensive test suite** for existing components</text:p>
      <text:p text:style-name="Standard">5. **Set up continuous integration** for quality assurance</text:p>
      <text:p text:style-name="Standard"/>
      <text:p text:style-name="Standard"/>
      <text:p text:style-name="P2">=======================</text:p>
      <text:h text:style-name="P1" text:outline-level="2">1. <text:span text:style-name="Strong_20_Emphasis">Enhanced Tokenizer Capabilities</text:span></text:h>
      <text:h text:style-name="Heading_20_3" text:outline-level="3">Special Token Handling</text:h>
      <text:p text:style-name="Text_20_body">cpp</text:p>
      <text:p text:style-name="Preformatted_20_Text">// Add support for conversation-specific special tokens</text:p>
      <text:p text:style-name="Preformatted_20_Text">void add_conversation_tokens() {</text:p>
      <text:p text:style-name="Preformatted_20_Text"><text:s text:c="4"/>add_special_token("&lt;|user|&gt;", next_token_id++);</text:p>
      <text:p text:style-name="Preformatted_20_Text"><text:s text:c="4"/>add_special_token("&lt;|assistant|&gt;", next_token_id++);</text:p>
      <text:p text:style-name="Preformatted_20_Text"><text:s text:c="4"/>add_special_token("&lt;|system|&gt;", next_token_id++);</text:p>
      <text:p text:style-name="Preformatted_20_Text"><text:s text:c="4"/>add_special_token("&lt;|endoftext|&gt;", next_token_id++);</text:p>
      <text:p text:style-name="P3">}</text:p>
      <text:h text:style-name="Heading_20_3" text:outline-level="3">Context Window Management</text:h>
      <text:p text:style-name="Text_20_body">cpp</text:p>
      <text:p text:style-name="Preformatted_20_Text">// Implement sliding window attention or context management</text:p>
      <text:p text:style-name="Preformatted_20_Text">class ContextManager {</text:p>
      <text:p text:style-name="Preformatted_20_Text">public:</text:p>
      <text:p text:style-name="Preformatted_20_Text"><text:s text:c="4"/>std::vector&lt;TokenID&gt; maintain_context(const std::vector&lt;TokenID&gt;&amp; conversation, </text:p>
      <text:p text:style-name="Preformatted_20_Text"><text:s text:c="41"/>size_t max_context_length) {</text:p>
      <text:p text:style-name="Preformatted_20_Text"><text:s text:c="8"/>// Implement context window logic</text:p>
      <text:p text:style-name="Preformatted_20_Text"><text:s text:c="8"/>if (conversation.size() &gt; max_context_length) {</text:p>
      <text:p text:style-name="Preformatted_20_Text"><text:s text:c="12"/>// Keep most recent tokens plus important context</text:p>
      <text:p text:style-name="Preformatted_20_Text"><text:s text:c="12"/>return smart_context_compression(conversation, max_context_length);</text:p>
      <text:p text:style-name="Preformatted_20_Text"><text:s text:c="8"/>}</text:p>
      <text:p text:style-name="Preformatted_20_Text"><text:s text:c="8"/>return conversation;</text:p>
      <text:p text:style-name="Preformatted_20_Text"><text:s text:c="4"/>}</text:p>
      <text:p text:style-name="P3">};</text:p>
      <text:h text:style-name="Heading_20_2" text:outline-level="2">2. <text:span text:style-name="Strong_20_Emphasis">Dataset Preparation &amp; Training Pipeline</text:span></text:h>
      <text:h text:style-name="Heading_20_3" text:outline-level="3">Conversation Data Format</text:h>
      <text:p text:style-name="Text_20_body">cpp</text:p>
      <text:p text:style-name="Preformatted_20_Text"><text:soft-page-break/>struct Conversation {</text:p>
      <text:p text:style-name="Preformatted_20_Text"><text:s text:c="4"/>std::vector&lt;std::string&gt; turns;</text:p>
      <text:p text:style-name="Preformatted_20_Text"><text:s text:c="4"/>std::string speaker; // "user" or "assistant"</text:p>
      <text:p text:style-name="Preformatted_20_Text"><text:s text:c="4"/>std::map&lt;std::string, std::string&gt; metadata;</text:p>
      <text:p text:style-name="Preformatted_20_Text">};</text:p>
      <text:p text:style-name="Preformatted_20_Text"/>
      <text:p text:style-name="Preformatted_20_Text">class ConversationDataset {</text:p>
      <text:p text:style-name="Preformatted_20_Text">public:</text:p>
      <text:p text:style-name="Preformatted_20_Text"><text:s text:c="4"/>void load_from_json(const std::string&amp; path);</text:p>
      <text:p text:style-name="Preformatted_20_Text"><text:s text:c="4"/>void preprocess_conversations();</text:p>
      <text:p text:style-name="Preformatted_20_Text"><text:s text:c="4"/>std::vector&lt;std::string&gt; prepare_training_examples();</text:p>
      <text:p text:style-name="P3">};</text:p>
      <text:h text:style-name="Heading_20_3" text:outline-level="3">Training Data Generation</text:h>
      <text:p text:style-name="Text_20_body">cpp</text:p>
      <text:p text:style-name="Preformatted_20_Text">// Create training examples from conversations</text:p>
      <text:p text:style-name="Preformatted_20_Text">std::vector&lt;std::string&gt; create_training_examples(const std::vector&lt;Conversation&gt;&amp; conversations) {</text:p>
      <text:p text:style-name="Preformatted_20_Text"><text:s text:c="4"/>std::vector&lt;std::string&gt; examples;</text:p>
      <text:p text:style-name="Preformatted_20_Text"><text:s text:c="4"/></text:p>
      <text:p text:style-name="Preformatted_20_Text"><text:s text:c="4"/>for (const auto&amp; conv : conversations) {</text:p>
      <text:p text:style-name="Preformatted_20_Text"><text:s text:c="8"/>std::string example;</text:p>
      <text:p text:style-name="Preformatted_20_Text"><text:s text:c="8"/>for (size_t i = 0; i &lt; conv.turns.size(); i++) {</text:p>
      <text:p text:style-name="Preformatted_20_Text"><text:s text:c="12"/>example += (i % 2 == 0) ? "&lt;|user|&gt;" : "&lt;|assistant|&gt;";</text:p>
      <text:p text:style-name="Preformatted_20_Text"><text:s text:c="12"/>example += conv.turns[i] + "&lt;|endoftext|&gt;";</text:p>
      <text:p text:style-name="Preformatted_20_Text"><text:s text:c="8"/>}</text:p>
      <text:p text:style-name="Preformatted_20_Text"><text:s text:c="8"/>examples.push_back(example);</text:p>
      <text:p text:style-name="Preformatted_20_Text"><text:s text:c="4"/>}</text:p>
      <text:p text:style-name="Preformatted_20_Text"><text:s text:c="4"/></text:p>
      <text:p text:style-name="Preformatted_20_Text"><text:s text:c="4"/>return examples;</text:p>
      <text:p text:style-name="P3">}</text:p>
      <text:h text:style-name="Heading_20_2" text:outline-level="2">3. <text:span text:style-name="Strong_20_Emphasis">Model Architecture Integration</text:span></text:h>
      <text:h text:style-name="Heading_20_3" text:outline-level="3">Transformer Model Setup</text:h>
      <text:p text:style-name="Text_20_body">cpp</text:p>
      <text:p text:style-name="Preformatted_20_Text">class ConversationModel {</text:p>
      <text:p text:style-name="Preformatted_20_Text">private:</text:p>
      <text:p text:style-name="Preformatted_20_Text"><text:s text:c="4"/>BPETokenizer tokenizer;</text:p>
      <text:p text:style-name="Preformatted_20_Text"><text:s text:c="4"/>TransformerModel transformer;</text:p>
      <text:p text:style-name="Preformatted_20_Text"><text:s text:c="4"/>ContextManager context_manager;</text:p>
      <text:p text:style-name="Preformatted_20_Text"><text:s text:c="4"/></text:p>
      <text:p text:style-name="Preformatted_20_Text">public:</text:p>
      <text:p text:style-name="Preformatted_20_Text"><text:s text:c="4"/>std::string generate_response(const std::string&amp; user_input, </text:p>
      <text:p text:style-name="Preformatted_20_Text"><text:s text:c="33"/>const std::vector&lt;std::string&gt;&amp; conversation_history) {</text:p>
      <text:p text:style-name="Preformatted_20_Text"><text:s text:c="8"/>// Tokenize input</text:p>
      <text:p text:style-name="Preformatted_20_Text"><text:s text:c="8"/>auto tokens = tokenizer.encode(prepare_input(user_input, conversation_history));</text:p>
      <text:p text:style-name="Preformatted_20_Text"><text:s text:c="8"/></text:p>
      <text:p text:style-name="Preformatted_20_Text"><text:s text:c="8"/>// Generate response</text:p>
      <text:p text:style-name="Preformatted_20_Text"><text:s text:c="8"/>auto response_tokens = transformer.generate(tokens);</text:p>
      <text:p text:style-name="Preformatted_20_Text"><text:soft-page-break/><text:s text:c="8"/></text:p>
      <text:p text:style-name="Preformatted_20_Text"><text:s text:c="8"/>return tokenizer.decode(response_tokens);</text:p>
      <text:p text:style-name="Preformatted_20_Text"><text:s text:c="4"/>}</text:p>
      <text:p text:style-name="P3">};</text:p>
      <text:h text:style-name="Heading_20_2" text:outline-level="2">4. <text:span text:style-name="Strong_20_Emphasis">Training Strategy</text:span></text:h>
      <text:h text:style-name="Heading_20_3" text:outline-level="3">Curriculum Learning Implementation</text:h>
      <text:p text:style-name="Text_20_body">cpp</text:p>
      <text:p text:style-name="Preformatted_20_Text">class CurriculumTrainer {</text:p>
      <text:p text:style-name="Preformatted_20_Text">public:</text:p>
      <text:p text:style-name="Preformatted_20_Text"><text:s text:c="4"/>void train_with_curriculum(const std::vector&lt;Conversation&gt;&amp; dataset) {</text:p>
      <text:p text:style-name="Preformatted_20_Text"><text:s text:c="8"/>// Start with simple conversations</text:p>
      <text:p text:style-name="Preformatted_20_Text"><text:s text:c="8"/>auto easy_examples = filter_by_complexity(dataset, "easy");</text:p>
      <text:p text:style-name="Preformatted_20_Text"><text:s text:c="8"/>train_phase(easy_examples);</text:p>
      <text:p text:style-name="Preformatted_20_Text"><text:s text:c="8"/></text:p>
      <text:p text:style-name="Preformatted_20_Text"><text:s text:c="8"/>// Progress to medium complexity</text:p>
      <text:p text:style-name="Preformatted_20_Text"><text:s text:c="8"/>auto medium_examples = filter_by_complexity(dataset, "medium");</text:p>
      <text:p text:style-name="Preformatted_20_Text"><text:s text:c="8"/>train_phase(medium_examples);</text:p>
      <text:p text:style-name="Preformatted_20_Text"><text:s text:c="8"/></text:p>
      <text:p text:style-name="Preformatted_20_Text"><text:s text:c="8"/>// Finally, hard conversations</text:p>
      <text:p text:style-name="Preformatted_20_Text"><text:s text:c="8"/>auto hard_examples = filter_by_complexity(dataset, "hard");</text:p>
      <text:p text:style-name="Preformatted_20_Text"><text:s text:c="8"/>train_phase(hard_examples);</text:p>
      <text:p text:style-name="Preformatted_20_Text"><text:s text:c="4"/>}</text:p>
      <text:p text:style-name="P3">};</text:p>
      <text:h text:style-name="Heading_20_2" text:outline-level="2">5. <text:span text:style-name="Strong_20_Emphasis">Evaluation Framework</text:span></text:h>
      <text:h text:style-name="Heading_20_3" text:outline-level="3">Conversation Metrics</text:h>
      <text:p text:style-name="Text_20_body">cpp</text:p>
      <text:p text:style-name="Preformatted_20_Text">class ConversationEvaluator {</text:p>
      <text:p text:style-name="Preformatted_20_Text">public:</text:p>
      <text:p text:style-name="Preformatted_20_Text"><text:s text:c="4"/>struct EvaluationMetrics {</text:p>
      <text:p text:style-name="Preformatted_20_Text"><text:s text:c="8"/>double coherence_score;</text:p>
      <text:p text:style-name="Preformatted_20_Text"><text:s text:c="8"/>double relevance_score;</text:p>
      <text:p text:style-name="Preformatted_20_Text"><text:s text:c="8"/>double engagement_score;</text:p>
      <text:p text:style-name="Preformatted_20_Text"><text:s text:c="8"/>double safety_score;</text:p>
      <text:p text:style-name="Preformatted_20_Text"><text:s text:c="4"/>};</text:p>
      <text:p text:style-name="Preformatted_20_Text"><text:s text:c="4"/></text:p>
      <text:p text:style-name="Preformatted_20_Text"><text:s text:c="4"/>EvaluationMetrics evaluate_conversation(const std::vector&lt;std::string&gt;&amp; conversation) {</text:p>
      <text:p text:style-name="Preformatted_20_Text"><text:s text:c="8"/>// Implement various evaluation metrics</text:p>
      <text:p text:style-name="Preformatted_20_Text"><text:s text:c="8"/>return {</text:p>
      <text:p text:style-name="Preformatted_20_Text"><text:s text:c="12"/>calculate_coherence(conversation),</text:p>
      <text:p text:style-name="Preformatted_20_Text"><text:s text:c="12"/>calculate_relevance(conversation),</text:p>
      <text:p text:style-name="Preformatted_20_Text"><text:s text:c="12"/>calculate_engagement(conversation),</text:p>
      <text:p text:style-name="Preformatted_20_Text"><text:s text:c="12"/>calculate_safety(conversation)</text:p>
      <text:p text:style-name="Preformatted_20_Text"><text:s text:c="8"/>};</text:p>
      <text:p text:style-name="Preformatted_20_Text"><text:s text:c="4"/>}</text:p>
      <text:p text:style-name="P3">};</text:p>
      <text:h text:style-name="Heading_20_2" text:outline-level="2"><text:soft-page-break/>6. <text:span text:style-name="Strong_20_Emphasis">Deployment Architecture</text:span></text:h>
      <text:h text:style-name="Heading_20_3" text:outline-level="3">Real-time Conversation Service</text:h>
      <text:p text:style-name="Text_20_body">cpp</text:p>
      <text:p text:style-name="Preformatted_20_Text">class ConversationService {</text:p>
      <text:p text:style-name="Preformatted_20_Text">private:</text:p>
      <text:p text:style-name="Preformatted_20_Text"><text:s text:c="4"/>ConversationModel model;</text:p>
      <text:p text:style-name="Preformatted_20_Text"><text:s text:c="4"/>std::map&lt;std::string, std::vector&lt;std::string&gt;&gt; session_contexts;</text:p>
      <text:p text:style-name="Preformatted_20_Text"><text:s text:c="4"/></text:p>
      <text:p text:style-name="Preformatted_20_Text">public:</text:p>
      <text:p text:style-name="Preformatted_20_Text"><text:s text:c="4"/>std::string handle_message(const std::string&amp; session_id, </text:p>
      <text:p text:style-name="Preformatted_20_Text"><text:s text:c="30"/>const std::string&amp; user_message) {</text:p>
      <text:p text:style-name="Preformatted_20_Text"><text:s text:c="8"/>// Get or create session context</text:p>
      <text:p text:style-name="Preformatted_20_Text"><text:s text:c="8"/>auto&amp; context = session_contexts[session_id];</text:p>
      <text:p text:style-name="Preformatted_20_Text"><text:s text:c="8"/>context.push_back("user: " + user_message);</text:p>
      <text:p text:style-name="Preformatted_20_Text"><text:s text:c="8"/></text:p>
      <text:p text:style-name="Preformatted_20_Text"><text:s text:c="8"/>// Generate response</text:p>
      <text:p text:style-name="Preformatted_20_Text"><text:s text:c="8"/>std::string response = model.generate_response(user_message, context);</text:p>
      <text:p text:style-name="Preformatted_20_Text"><text:s text:c="8"/>context.push_back("assistant: " + response);</text:p>
      <text:p text:style-name="Preformatted_20_Text"><text:s text:c="8"/></text:p>
      <text:p text:style-name="Preformatted_20_Text"><text:s text:c="8"/>// Manage context length</text:p>
      <text:p text:style-name="Preformatted_20_Text"><text:s text:c="8"/>if (context.size() &gt; MAX_CONTEXT_LENGTH) {</text:p>
      <text:p text:style-name="Preformatted_20_Text"><text:s text:c="12"/>context = compress_context(context);</text:p>
      <text:p text:style-name="Preformatted_20_Text"><text:s text:c="8"/>}</text:p>
      <text:p text:style-name="Preformatted_20_Text"><text:s text:c="8"/></text:p>
      <text:p text:style-name="Preformatted_20_Text"><text:s text:c="8"/>return response;</text:p>
      <text:p text:style-name="Preformatted_20_Text"><text:s text:c="4"/>}</text:p>
      <text:p text:style-name="P3">};</text:p>
      <text:h text:style-name="Heading_20_2" text:outline-level="2">7. <text:span text:style-name="Strong_20_Emphasis">Continuous Learning System</text:span></text:h>
      <text:h text:style-name="Heading_20_3" text:outline-level="3">Online Learning Loop</text:h>
      <text:p text:style-name="Text_20_body">cpp</text:p>
      <text:p text:style-name="Preformatted_20_Text">class ContinuousLearner {</text:p>
      <text:p text:style-name="Preformatted_20_Text">public:</text:p>
      <text:p text:style-name="Preformatted_20_Text"><text:s text:c="4"/>void online_learning_loop() {</text:p>
      <text:p text:style-name="Preformatted_20_Text"><text:s text:c="8"/>while (true) {</text:p>
      <text:p text:style-name="Preformatted_20_Text"><text:s text:c="12"/>// Collect new conversations</text:p>
      <text:p text:style-name="Preformatted_20_Text"><text:s text:c="12"/>auto new_data = collect_new_conversations();</text:p>
      <text:p text:style-name="Preformatted_20_Text"><text:s text:c="12"/></text:p>
      <text:p text:style-name="Preformatted_20_Text"><text:s text:c="12"/>// Filter and preprocess</text:p>
      <text:p text:style-name="Preformatted_20_Text"><text:s text:c="12"/>auto training_data = preprocess_conversations(new_data);</text:p>
      <text:p text:style-name="Preformatted_20_Text"><text:s text:c="12"/></text:p>
      <text:p text:style-name="Preformatted_20_Text"><text:s text:c="12"/>// Fine-tune model</text:p>
      <text:p text:style-name="Preformatted_20_Text"><text:s text:c="12"/>model.fine_tune(training_data);</text:p>
      <text:p text:style-name="Preformatted_20_Text"><text:s text:c="12"/></text:p>
      <text:p text:style-name="Preformatted_20_Text"><text:s text:c="12"/>// Evaluate and update</text:p>
      <text:p text:style-name="Preformatted_20_Text"><text:s text:c="12"/>if (improves_performance(training_data)) {</text:p>
      <text:p text:style-name="Preformatted_20_Text"><text:s text:c="16"/>deploy_new_model();</text:p>
      <text:p text:style-name="Preformatted_20_Text"><text:s text:c="12"/>}</text:p>
      <text:p text:style-name="Preformatted_20_Text"><text:s text:c="12"/></text:p>
      <text:p text:style-name="Preformatted_20_Text"><text:s text:c="12"/>sleep(LEARNING_INTERVAL);</text:p>
      <text:p text:style-name="Preformatted_20_Text"><text:soft-page-break/><text:s text:c="8"/>}</text:p>
      <text:p text:style-name="Preformatted_20_Text"><text:s text:c="4"/>}</text:p>
      <text:p text:style-name="P3">};</text:p>
      <text:h text:style-name="Heading_20_2" text:outline-level="2">8. <text:span text:style-name="Strong_20_Emphasis">Safety &amp; Ethics Framework</text:span></text:h>
      <text:h text:style-name="Heading_20_3" text:outline-level="3">Content Moderation</text:h>
      <text:p text:style-name="Text_20_body">cpp</text:p>
      <text:p text:style-name="Preformatted_20_Text">class SafetyFilter {</text:p>
      <text:p text:style-name="Preformatted_20_Text">public:</text:p>
      <text:p text:style-name="Preformatted_20_Text"><text:s text:c="4"/>bool is_safe_conversation(const std::vector&lt;std::string&gt;&amp; conversation) {</text:p>
      <text:p text:style-name="Preformatted_20_Text"><text:s text:c="8"/>// Implement multiple safety checks</text:p>
      <text:p text:style-name="Preformatted_20_Text"><text:s text:c="8"/>return check_toxicity(conversation) &amp;&amp;</text:p>
      <text:p text:style-name="Preformatted_20_Text"><text:s text:c="15"/>check_factuality(conversation) &amp;&amp;</text:p>
      <text:p text:style-name="Preformatted_20_Text"><text:s text:c="15"/>check_ethical_guidelines(conversation);</text:p>
      <text:p text:style-name="Preformatted_20_Text"><text:s text:c="4"/>}</text:p>
      <text:p text:style-name="Preformatted_20_Text"><text:s text:c="4"/></text:p>
      <text:p text:style-name="Preformatted_20_Text"><text:s text:c="4"/>std::string apply_safety_filters(const std::string&amp; text) {</text:p>
      <text:p text:style-name="Preformatted_20_Text"><text:s text:c="8"/>// Apply necessary filters and modifications</text:p>
      <text:p text:style-name="Preformatted_20_Text"><text:s text:c="8"/>std::string filtered = remove_sensitive_info(text);</text:p>
      <text:p text:style-name="Preformatted_20_Text"><text:s text:c="8"/>filtered = neutralize_biased_language(filtered);</text:p>
      <text:p text:style-name="Preformatted_20_Text"><text:s text:c="8"/>return filtered;</text:p>
      <text:p text:style-name="Preformatted_20_Text"><text:s text:c="4"/>}</text:p>
      <text:p text:style-name="P3">};</text:p>
      <text:h text:style-name="Heading_20_2" text:outline-level="2">9. <text:span text:style-name="Strong_20_Emphasis">Monitoring &amp; Analytics</text:span></text:h>
      <text:h text:style-name="Heading_20_3" text:outline-level="3">Conversation Analytics</text:h>
      <text:p text:style-name="Text_20_body">cpp</text:p>
      <text:p text:style-name="Preformatted_20_Text">class AnalyticsSystem {</text:p>
      <text:p text:style-name="Preformatted_20_Text">public:</text:p>
      <text:p text:style-name="Preformatted_20_Text"><text:s text:c="4"/>void track_conversation_metrics(const std::string&amp; session_id,</text:p>
      <text:p text:style-name="Preformatted_20_Text"><text:s text:c="35"/>const ConversationEvaluator::EvaluationMetrics&amp; metrics) {</text:p>
      <text:p text:style-name="Preformatted_20_Text"><text:s text:c="8"/>// Store metrics for analysis</text:p>
      <text:p text:style-name="Preformatted_20_Text"><text:s text:c="8"/>database.store_metrics(session_id, metrics);</text:p>
      <text:p text:style-name="Preformatted_20_Text"><text:s text:c="8"/></text:p>
      <text:p text:style-name="Preformatted_20_Text"><text:s text:c="8"/>// Real-time monitoring</text:p>
      <text:p text:style-name="Preformatted_20_Text"><text:s text:c="8"/>monitoring_dashboard.update(metrics);</text:p>
      <text:p text:style-name="Preformatted_20_Text"><text:s text:c="8"/></text:p>
      <text:p text:style-name="Preformatted_20_Text"><text:s text:c="8"/>// Trigger alerts for concerning patterns</text:p>
      <text:p text:style-name="Preformatted_20_Text"><text:s text:c="8"/>if (metrics.safety_score &lt; SAFETY_THRESHOLD) {</text:p>
      <text:p text:style-name="Preformatted_20_Text"><text:s text:c="12"/>alert_moderator(session_id);</text:p>
      <text:p text:style-name="Preformatted_20_Text"><text:s text:c="8"/>}</text:p>
      <text:p text:style-name="Preformatted_20_Text"><text:s text:c="4"/>}</text:p>
      <text:p text:style-name="P3">};</text:p>
      <text:h text:style-name="Heading_20_2" text:outline-level="2"><text:soft-page-break/>10. <text:span text:style-name="Strong_20_Emphasis">Iterative Development Plan</text:span></text:h>
      <text:h text:style-name="Heading_20_3" text:outline-level="3">Phase-Based Roadmap</text:h>
      <text:list xml:id="list1237865777" text:style-name="L1">
        <text:list-item>
          <text:p text:style-name="P4"><text:span text:style-name="Strong_20_Emphasis">Phase 1</text:span>: Basic conversation handling with your current tokenizer</text:p>
        </text:list-item>
        <text:list-item>
          <text:p text:style-name="P4"><text:span text:style-name="Strong_20_Emphasis">Phase 2</text:span>: Context management and memory</text:p>
        </text:list-item>
        <text:list-item>
          <text:p text:style-name="P4"><text:span text:style-name="Strong_20_Emphasis">Phase 3</text:span>: Personality and style adaptation</text:p>
        </text:list-item>
        <text:list-item>
          <text:p text:style-name="P4"><text:span text:style-name="Strong_20_Emphasis">Phase 4</text:span>: Multi-turn reasoning capabilities</text:p>
        </text:list-item>
        <text:list-item>
          <text:p text:style-name="P4"><text:span text:style-name="Strong_20_Emphasis">Phase 5</text:span>: Emotional intelligence and empathy</text:p>
        </text:list-item>
        <text:list-item>
          <text:p text:style-name="P4"><text:span text:style-name="Strong_20_Emphasis">Phase 6</text:span>: Advanced safety and ethical considerations</text:p>
        </text:list-item>
      </text:list>
      <text:h text:style-name="Heading_20_2" text:outline-level="2">Immediate Next Steps</text:h>
      <text:list xml:id="list2243691854" text:style-name="L2">
        <text:list-item>
          <text:p text:style-name="P5"><text:span text:style-name="Strong_20_Emphasis">Integrate with a transformer model</text:span> (start with a small GPT-like architecture)</text:p>
        </text:list-item>
        <text:list-item>
          <text:p text:style-name="P5"><text:span text:style-name="Strong_20_Emphasis">Collect and preprocess conversation data</text:span> from various sources</text:p>
        </text:list-item>
        <text:list-item>
          <text:p text:style-name="P5"><text:span text:style-name="Strong_20_Emphasis">Implement basic conversation handling</text:span> with context management</text:p>
        </text:list-item>
        <text:list-item>
          <text:p text:style-name="P5"><text:span text:style-name="Strong_20_Emphasis">Set up evaluation metrics</text:span> to track progress</text:p>
        </text:list-item>
        <text:list-item>
          <text:p text:style-name="P5"><text:span text:style-name="Strong_20_Emphasis">Establish a continuous integration pipeline</text:span> for model updates</text:p>
        </text:list-item>
      </text:list>
      <text:p text:style-name="Text_20_body">Your BPE tokenizer provides an excellent foundation. The key is to build incrementally, focusing on one capability at a time while maintaining strong evaluation and safety practices throughout the development process.</text:p>
      <text:h text:style-name="P1" text:outline-level="2">Key Changes:</text:h>
      <text:list xml:id="list487140008" text:style-name="L3">
        <text:list-item>
          <text:p text:style-name="P6"><text:span text:style-name="Strong_20_Emphasis">Removed redundant Transformer implementation files</text:span> from the <text:span text:style-name="Source_20_Text">lm_models</text:span> library:</text:p>
          <text:list>
            <text:list-item>
              <text:p text:style-name="P6"><text:span text:style-name="Source_20_Text">src/models/transformer.cpp</text:span></text:p>
            </text:list-item>
            <text:list-item>
              <text:p text:style-name="P6"><text:span text:style-name="Source_20_Text">src/models/transformer_block.cpp</text:span></text:p>
            </text:list-item>
            <text:list-item>
              <text:p text:style-name="P6"><text:span text:style-name="Source_20_Text">src/models/attention.cpp</text:span></text:p>
            </text:list-item>
            <text:list-item>
              <text:p text:style-name="P6"><text:span text:style-name="Source_20_Text">src/models/feed_forward.cpp</text:span></text:p>
            </text:list-item>
            <text:list-item>
              <text:p text:style-name="P6"><text:span text:style-name="Source_20_Text">src/models/layer_norm.cpp</text:span></text:p>
            </text:list-item>
          </text:list>
        </text:list-item>
        <text:list-item>
          <text:p text:style-name="P6"><text:span text:style-name="Strong_20_Emphasis">Kept only the working implementations</text:span>:</text:p>
          <text:list>
            <text:list-item>
              <text:p text:style-name="P6"><text:span text:style-name="Source_20_Text">src/models/transformer_model.cpp</text:span></text:p>
            </text:list-item>
            <text:list-item>
              <text:p text:style-name="P6"><text:span text:style-name="Source_20_Text">src/models/conversation_model.cpp</text:span></text:p>
            </text:list-item>
          </text:list>
        </text:list-item>
        <text:list-item>
          <text:p text:style-name="P6"><text:span text:style-name="Strong_20_Emphasis">Updated comments</text:span> to reflect that we're now only using the <text:span text:style-name="Source_20_Text">TransformerModel</text:span> implementation</text:p>
        </text:list-item>
      </text:list>
      <text:p text:style-name="Text_20_body"><text:soft-page-break/>This cleanup simplifies <text:span text:style-name="T1">the</text:span> codebase by removing the redundant and incomplete <text:span text:style-name="Source_20_Text">Transformer</text:span> class implementation, leaving only the fully functional <text:span text:style-name="Source_20_Text">TransformerModel</text:span> implementation. This should make <text:span text:style-name="T1">the</text:span> codebase easier to maintain and reduce potential confusion between the two implementations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4T21:46:08.477659188</meta:creation-date>
    <dc:date>2025-09-10T13:30:13.998898538</dc:date>
    <meta:editing-duration>PT1H20M27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0" meta:paragraph-count="360" meta:word-count="1363" meta:character-count="12587" meta:non-whitespace-character-count="10426"/>
  </office:meta>
</office:document-meta>
</file>